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menlo" svg:font-family="menlo, consolas, 'DejaVu Sans Mono', monospace"/>
  </office:font-face-decls>
  <office:automatic-styles>
    <style:style style:name="P1" style:family="paragraph" style:parent-style-name="Preformatted_20_Text">
      <style:paragraph-properties fo:margin-top="0in" fo:margin-bottom="0in" style:contextual-spacing="false" fo:line-height="130%" fo:text-align="start" style:justify-single-word="false" fo:orphans="2" fo:widows="2" fo:padding="0in" fo:border="none"/>
      <style:text-properties fo:font-variant="normal" fo:text-transform="none" fo:color="#111111" loext:opacity="100%" style:font-name="Times New Roman" fo:font-size="13pt" fo:letter-spacing="normal" fo:font-style="normal" fo:font-weight="normal" style:font-size-asian="13pt" style:font-weight-asian="normal" style:font-size-complex="13pt" style:font-weight-complex="normal" loext:padding="0in" loext:border="none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fo:line-height="130%" fo:text-align="start" style:justify-single-word="false" fo:orphans="2" fo:widows="2" fo:text-indent="0in" style:auto-text-indent="false" fo:padding="0in" fo:border="none"/>
      <style:text-properties fo:font-variant="normal" fo:text-transform="none" fo:color="#111111" loext:opacity="100%" style:font-name="Times New Roman" fo:font-size="13pt" fo:letter-spacing="normal" fo:font-style="normal" fo:font-weight="normal" style:font-size-asian="13pt" style:font-weight-asian="normal" style:font-size-complex="13pt" style:font-weight-complex="normal" loext:padding="0in" loext:border="none"/>
    </style:style>
    <style:style style:name="P3" style:family="paragraph" style:parent-style-name="Standard">
      <style:text-properties style:font-name="Times New Roman" fo:font-size="15pt" style:text-underline-style="solid" style:text-underline-width="auto" style:text-underline-color="font-color" fo:font-weight="bold" officeooo:rsid="001b20ec" officeooo:paragraph-rsid="001b20ec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Times New Roman" fo:font-size="15pt" officeooo:rsid="001b20ec" officeooo:paragraph-rsid="001b20ec" style:font-size-asian="15pt" style:font-size-complex="15pt"/>
    </style:style>
    <style:style style:name="P5" style:family="paragraph" style:parent-style-name="Preformatted_20_Text">
      <style:paragraph-properties fo:margin-left="0in" fo:margin-right="0in" fo:margin-top="0in" fo:margin-bottom="0in" style:contextual-spacing="false" fo:line-height="130%" fo:text-align="start" style:justify-single-word="false" fo:orphans="2" fo:widows="2" fo:text-indent="0in" style:auto-text-indent="false" fo:padding="0in" fo:border="none"/>
      <style:text-properties fo:font-variant="normal" fo:text-transform="none" style:font-name="menlo" fo:font-size="7.80000019073486pt" fo:letter-spacing="normal" fo:font-style="normal" fo:font-weight="normal"/>
    </style:style>
    <style:style style:name="P6" style:family="paragraph" style:parent-style-name="Preformatted_20_Text">
      <style:paragraph-properties fo:margin-top="0in" fo:margin-bottom="0in" style:contextual-spacing="false" fo:line-height="130%" fo:text-align="start" style:justify-single-word="false" fo:orphans="2" fo:widows="2" fo:padding="0in" fo:border="none"/>
      <style:text-properties fo:font-variant="normal" fo:text-transform="none" style:font-name="menlo" fo:font-size="7.80000019073486pt" fo:letter-spacing="normal" fo:font-style="normal" fo:font-weight="normal"/>
    </style:style>
    <style:style style:name="P7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111111" loext:opacity="100%" style:font-name="Times New Roman" fo:font-size="13pt" fo:letter-spacing="normal" fo:font-style="normal" fo:font-weight="normal" style:font-size-asian="13pt" style:font-weight-asian="normal" style:font-size-complex="13pt" style:font-weight-complex="normal"/>
    </style:style>
    <style:style style:name="P8" style:family="paragraph" style:parent-style-name="Preformatted_20_Text">
      <style:text-properties fo:font-variant="normal" fo:text-transform="none" style:font-name="Times New Roman" fo:font-size="13pt" fo:letter-spacing="normal" fo:font-style="normal" fo:font-weight="normal" officeooo:paragraph-rsid="001b20ec" style:font-size-asian="13pt" style:font-size-complex="13pt"/>
    </style:style>
    <style:style style:name="P9" style:family="paragraph" style:parent-style-name="Preformatted_20_Text">
      <style:paragraph-properties fo:margin-top="0in" fo:margin-bottom="0in" style:contextual-spacing="false" fo:line-height="130%" fo:text-align="start" style:justify-single-word="false" fo:orphans="2" fo:widows="2" fo:padding="0in" fo:border="none"/>
      <style:text-properties fo:font-variant="normal" fo:text-transform="none" style:font-name="Times New Roman" fo:font-size="13pt" fo:letter-spacing="normal" fo:font-style="normal" fo:font-weight="normal" style:font-size-asian="13pt" style:font-size-complex="13pt"/>
    </style:style>
    <style:style style:name="P10" style:family="paragraph" style:parent-style-name="Preformatted_20_Text">
      <style:paragraph-properties fo:margin-left="0in" fo:margin-right="0in" fo:margin-top="0in" fo:margin-bottom="0in" style:contextual-spacing="false" fo:line-height="130%" fo:text-align="start" style:justify-single-word="false" fo:orphans="2" fo:widows="2" fo:text-indent="0in" style:auto-text-indent="false" fo:padding="0in" fo:border="none"/>
      <style:text-properties fo:font-variant="normal" fo:text-transform="none" style:font-name="Times New Roman" fo:font-size="13pt" fo:letter-spacing="normal" fo:font-style="normal" fo:font-weight="normal" style:font-size-asian="13pt" style:font-size-complex="13pt"/>
    </style:style>
    <style:style style:name="P11" style:family="paragraph" style:parent-style-name="Standard">
      <style:text-properties style:font-name="Times New Roman" fo:font-size="13pt" officeooo:rsid="001b20ec" officeooo:paragraph-rsid="001b20ec" style:font-size-asian="13pt" style:font-size-complex="13pt"/>
    </style:style>
    <style:style style:name="P12" style:family="paragraph" style:parent-style-name="Standard">
      <style:text-properties style:font-name="Times New Roman" fo:font-size="13pt" fo:font-weight="bold" officeooo:rsid="001b20ec" officeooo:paragraph-rsid="001b20ec" style:font-size-asian="13pt" style:font-weight-asian="bold" style:font-size-complex="13pt" style:font-weight-complex="bold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fo:color="#111111" loext:opacity="100%" style:font-name="Times New Roman" fo:font-size="13pt" fo:font-weight="normal" style:font-size-asian="13pt" style:font-weight-asian="normal" style:font-size-complex="13pt" style:font-weight-complex="normal"/>
    </style:style>
    <style:style style:name="T1" style:family="text">
      <style:text-properties officeooo:rsid="001de0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sks <text:span text:style-name="T1">2</text:span></text:p>
      <text:p text:style-name="P4"/>
      <text:p text:style-name="P8">import random<text:line-break/>def guessing_game():<text:line-break/> <text:s text:c="3"/>number_to_guess = random.randint(1, 100) <text:s/># Random number between 1 and 100<text:line-break/> <text:s text:c="3"/>attempts = 0<text:line-break/> <text:s text:c="3"/>print("Welcome to the Guessing Game!")<text:line-break/> <text:s text:c="3"/>print("I'm thinking of a number between 1 and 100.")<text:line-break/> <text:s text:c="3"/>while True:<text:line-break/> <text:s text:c="7"/>try:<text:line-break/> <text:s text:c="11"/>guess = int(input("Enter your guess: "))<text:line-break/> <text:s text:c="11"/>attempts += 1<text:line-break/> <text:s text:c="11"/>if guess &lt; number_to_guess:<text:line-break/> <text:s text:c="15"/>print("Too low! Try again.")<text:line-break/> <text:s text:c="11"/>elif guess &gt; number_to_guess:<text:line-break/> <text:s text:c="15"/>print("Too high! Try again.")<text:line-break/> <text:s text:c="11"/>else:<text:line-break/> <text:s text:c="15"/>print(f"Congratulations! You guessed the number in {attempts} attempts.")<text:line-break/> <text:s text:c="15"/>break<text:line-break/> <text:s text:c="7"/>except ValueError:<text:line-break/> <text:s text:c="11"/>print("Please enter a valid integer.")<text:line-break/>if __name__ == "__main__":<text:line-break/> <text:s text:c="3"/>guessing_game()<text:line-break/></text:p>
      <text:p text:style-name="P11"><text:line-break/></text:p>
      <text:p text:style-name="P12">---------------------------------------------Output--------------------------------------------------------</text:p>
      <text:p text:style-name="P11"/>
      <text:p text:style-name="P7">Welcome to the Guessing Game!</text:p>
      <text:p text:style-name="P9">I'm thinking of a number between 1 and 100.</text:p>
      <text:p text:style-name="P10">Enter your guess: <text:s/>22</text:p>
      <text:p text:style-name="P10">Too low! Try again.</text:p>
      <text:p text:style-name="P10">Enter your guess: <text:s/>700</text:p>
      <text:p text:style-name="P10">Too high! Try again.</text:p>
      <text:p text:style-name="P13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menlo" svg:font-family="menlo, consolas, 'DejaVu Sans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12T06:44:44.718000000</meta:creation-date>
    <dc:date>2025-09-03T05:00:54.523000000</dc:date>
    <meta:editing-duration>PT54M</meta:editing-duration>
    <meta:editing-cycles>3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1" meta:word-count="116" meta:character-count="1038" meta:non-whitespace-character-count="750"/>
  </office:meta>
</office:document-meta>
</file>